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3"/>
    <style:style style:name="P2" style:family="paragraph" style:parent-style-name="Standard" style:list-style-name="L4"/>
    <style:style style:name="P3" style:family="paragraph" style:parent-style-name="Standard">
      <style:paragraph-properties fo:margin-top="0cm" fo:margin-bottom="0.499cm"/>
    </style:style>
    <style:style style:name="P4" style:family="paragraph" style:parent-style-name="Text_20_body" style:list-style-name="L1">
      <style:paragraph-properties fo:margin-top="0cm" fo:margin-bottom="0cm"/>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ilka tekniker har vi använt och vilka för- och nackdelar har de haft?</text:p>
      <text:p text:style-name="Standard"/>
      <text:list xml:id="list979656429645994941" text:style-name="L4">
        <text:list-item>
          <text:p text:style-name="P2">Scrum</text:p>
        </text:list-item>
      </text:list>
      <text:p text:style-name="Standard">Scrum gav oss ett enkelt sätt att planera och arbeta med veckobaserade versioner av vårt program. Det gjorde det lätt att se vad för något som behövde göras och när det behövde göras. Vi har inte hittat några egentliga nackdelar med Scrum, förutom kanske att vi inte kunnat följa vissa delar fullt ut då vi inte hade endast detta projektet och gruppmedlemmarna har haft olika scheman att passa.</text:p>
      <text:p text:style-name="Standard">Scrum är en effektiv metod som ger utdelning för tiden den tar att sätta sig in i.</text:p>
      <text:p text:style-name="Standard">Vi hade använt Scrum i liknande projekt men där kanske projektet var det enda som gruppen jobbade på samtidigt, till exempel på ett företag. Vi hade inte använt tekniken om projektet var ännu mindre och gruppen bestod av färre medlemmar.</text:p>
      <text:p text:style-name="Standard"/>
      <text:list xml:id="list1726563891730295825" text:style-name="L3">
        <text:list-item>
          <text:p text:style-name="P1">Sprint planering</text:p>
        </text:list-item>
      </text:list>
      <text:p text:style-name="Standard">Sprint planering var en stor fördel i vår process, det gjorde att vi visste exakt vad som skulle vara gjort under en specifik vecka och vem som skulle göra vad. Nackdelen med det var att alla kanske inte alltid fick arbete som krävde lika mycket tid och jobb. Vi tror att vi sparade mycket tid på att ha sprint planeringar i början av varje vecka, då vi annars inte hade haft särskilt bra koll på vem som gör vad, och när saker blir klara. Detta är en teknik vi antagligen skulle använda nästan oavsett vilket sorts projekt det är, möjligtvis inte om kraven av någon anledning förändras snabbt under en sprint.</text:p>
      <text:p text:style-name="Standard"/>
      <text:list xml:id="list34497523" text:continue-numbering="true" text:style-name="L3">
        <text:list-item>
          <text:p text:style-name="P1">Daglig scrum</text:p>
        </text:list-item>
      </text:list>
      <text:p text:style-name="Standard">Här kunde vi inte följa Scrum fullt ut, utan istället för att träffas dagligen i korta möten ordnade vi skypesamtal ett par gånger i veckan och hade en skypegrupp där vi när vi ville kunde ställa frågor och stämma av med andra i gruppen om hur vi låg till. Det gav oss både fördelar och nackdelar jämfört med att träffas och prata. Fördelen var att vi inte behövde specifika tider utan kunde anpassa oss efter att vi hade olika scheman och möjligheter att träffas. Tyvärr fick vi inte samma kommunikation som ett möte i verkliga världen hade gett oss, men vi kan ändå tänka oss att ersätta dagliga scrums med onlinemöten i framtiden.</text:p>
      <text:p text:style-name="Standard"/>
      <text:p text:style-name="Standard"/>
      <text:list xml:id="list34522856" text:continue-numbering="true" text:style-name="L3">
        <text:list-item>
          <text:p text:style-name="P1">Sprintgranskning</text:p>
        </text:list-item>
      </text:list>
      <text:p text:style-name="Standard">Sprintgranskning gjorde att vi kunde se hur vi låg till i förhållande till vad vi hade planerat att få gjort under en specifik sprint. Vi känner att det är en nödvändighet för att se till att alla har gjort det de skulle göra samt att alla features kommer med. Detta sparade oss mycket tid eftersom vi alltid visste vilka funktioner som var klara och inte behövde få det som en tråkig överraskning några dagar senare.</text:p>
      <text:p text:style-name="Standard"/>
      <text:list xml:id="list34496763" text:continue-numbering="true" text:style-name="L3">
        <text:list-item>
          <text:p text:style-name="P1">Parprogrammering</text:p>
        </text:list-item>
      </text:list>
      <text:p text:style-name="Standard">Ibland använde vi oss av parprogrammering, framför allt just efter vi hade haft möten och ville komma igång med veckans uppgifter direkt. Fördelen med det var att vi ofta kunde få framsteg snabbt och vi kunde sedan övergå till mer självständigt arbete. Vi hade nog haft ännu mer nytta av parprogrammering i ett ännu större projekt där varje del inte var möjlig eller för tidskrävande att arbeta på för en ensam pers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Merlander</meta:initial-creator>
    <meta:creation-date>2013-10-24T12:57:14.42</meta:creation-date>
    <meta:document-statistic meta:table-count="0" meta:image-count="0" meta:object-count="0" meta:page-count="1" meta:paragraph-count="13" meta:word-count="521" meta:character-count="2931"/>
    <dc:date>2013-10-24T14:36:44.02</dc:date>
    <dc:creator>Henrik Merlander</dc:creator>
    <meta:editing-duration>PT7M46S</meta:editing-duration>
    <meta:editing-cycles>1</meta:editing-cycles>
    <meta:generator>OpenOffice/4.0.1$Win32 OpenOffice.org_project/401m5$Build-9714</meta:generator>
  </office:meta>
</office:document-meta>
</file>